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600003945000003CEE797DEF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b80047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7da647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ff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0.25cm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standard">
      <style:graphic-properties draw:stroke="none" svg:stroke-color="#0000ff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margin-left="0cm" fo:margin-right="0cm" fo:text-indent="0cm" style:text-autospace="none"/>
    </style:style>
    <style:style style:name="P4" style:family="paragraph">
      <style:paragraph-properties fo:margin-left="0cm" fo:margin-right="0cm" fo:text-align="center" fo:text-indent="0cm" style:text-autospace="none"/>
      <style:text-properties fo:font-family="Arial" style:font-family-generic="swiss" style:font-pitch="variable" fo:font-size="12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4pt" fo:font-style="normal" style:text-underline-style="solid" style:text-underline-width="auto" style:text-underline-color="font-color" fo:font-weight="bold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2pt"/>
    </style:style>
    <style:style style:name="P10" style:family="paragraph">
      <style:paragraph-properties fo:margin-left="0cm" fo:margin-right="0cm" fo:text-indent="0cm"/>
      <style:text-properties fo:color="#0047ff" fo:font-size="12pt"/>
    </style:style>
    <style:style style:name="P11" style:family="paragraph">
      <style:paragraph-properties fo:margin-left="0cm" fo:margin-right="0cm" fo:text-indent="0cm"/>
      <style:text-properties fo:color="#3deb3d" fo:font-size="12pt"/>
    </style:style>
    <style:style style:name="P12" style:family="paragraph">
      <style:paragraph-properties fo:margin-left="0cm" fo:margin-right="0cm" fo:text-indent="0cm" style:text-autospace="none"/>
      <style:text-properties fo:font-family="'Trebuchet MS'" style:font-family-generic="swiss" style:font-pitch="variable" style:font-family-asian="'Trebuchet MS'" style:font-family-generic-asian="swiss" style:font-pitch-asian="variable" style:font-family-complex="'Trebuchet MS'" style:font-family-generic-complex="swiss" style:font-pitch-complex="variable"/>
    </style:style>
    <style:style style:name="P13" style:family="paragraph">
      <style:paragraph-properties fo:margin-left="0cm" fo:margin-right="0cm" fo:text-indent="0cm" style:text-autospace="none"/>
      <style:text-properties fo:font-family="'Trebuchet MS'" style:font-family-generic="swiss" style:font-pitch="variable" fo:font-size="12pt" style:font-family-asian="'Trebuchet MS'" style:font-family-generic-asian="swiss" style:font-pitch-asian="variable" style:font-family-complex="'Trebuchet MS'" style:font-family-generic-complex="swiss" style:font-pitch-complex="variable"/>
    </style:style>
    <style:style style:name="P14" style:family="paragraph">
      <style:paragraph-properties fo:margin-left="0cm" fo:margin-right="0cm" fo:text-indent="0cm" style:text-autospace="none"/>
      <style:text-properties fo:color="#0047ff" fo:font-family="'Trebuchet MS'" style:font-family-generic="swiss" style:font-pitch="variable" style:font-family-asian="'Trebuchet MS'" style:font-family-generic-asian="swiss" style:font-pitch-asian="variable" style:font-family-complex="'Trebuchet MS'" style:font-family-generic-complex="swiss" style:font-pitch-complex="variable"/>
    </style:style>
    <style:style style:name="P15" style:family="paragraph">
      <style:paragraph-properties fo:margin-left="0cm" fo:margin-right="0cm" fo:text-indent="0cm" style:text-autospace="none"/>
      <style:text-properties fo:color="#0047ff" fo:font-family="'Trebuchet MS'" style:font-family-generic="swiss" style:font-pitch="variable" fo:font-size="12pt" style:font-family-asian="'Trebuchet MS'" style:font-family-generic-asian="swiss" style:font-pitch-asian="variable" style:font-family-complex="'Trebuchet MS'" style:font-family-generic-complex="swiss" style:font-pitch-complex="variabl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3" style:family="text">
      <style:text-properties fo:font-size="24pt" fo:font-style="normal" style:text-underline-style="solid" style:text-underline-width="auto" style:text-underline-color="font-color" fo:font-weight="bold"/>
    </style:style>
    <style:style style:name="T4" style:family="text">
      <style:text-properties fo:font-size="12pt"/>
    </style:style>
    <style:style style:name="T5" style:family="text">
      <style:text-properties fo:color="#0047ff" fo:font-size="12pt"/>
    </style:style>
    <style:style style:name="T6" style:family="text">
      <style:text-properties fo:color="#3deb3d" fo:font-size="12pt"/>
    </style:style>
    <style:style style:name="T7" style:family="text">
      <style:text-properties style:use-window-font-color="true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font-family-asian="'Trebuchet MS'" style:font-family-generic-asian="swiss" style:font-pitch-asian="variable" style:font-size-asian="18pt" style:font-style-asian="normal" style:font-weight-asian="normal" style:font-family-complex="'Trebuchet MS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text-position="super 58%" fo:font-family="'Trebuchet MS'" style:font-family-generic="swiss" style:font-pitch="variable" fo:font-size="12pt" fo:font-style="normal" fo:text-shadow="none" style:text-underline-style="none" fo:font-weight="normal" style:font-family-asian="'Trebuchet MS'" style:font-family-generic-asian="swiss" style:font-pitch-asian="variable" style:font-size-asian="18pt" style:font-style-asian="normal" style:font-weight-asian="normal" style:font-family-complex="'Trebuchet MS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47ff" style:text-outline="false" style:text-line-through-style="none" fo:font-family="'Trebuchet MS'" style:font-family-generic="swiss" style:font-pitch="variable" fo:font-size="12pt" fo:font-style="normal" fo:text-shadow="none" style:text-underline-style="none" fo:font-weight="normal" style:font-family-asian="'Trebuchet MS'" style:font-family-generic-asian="swiss" style:font-pitch-asian="variable" style:font-size-asian="18pt" style:font-style-asian="normal" style:font-weight-asian="normal" style:font-family-complex="'Trebuchet MS'" style:font-family-generic-complex="swiss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3" draw:layer="layout" svg:width="2.428cm" svg:height="0.545cm" svg:x="11.226cm" svg:y="7.568cm">
          <text:p text:style-name="P1"><text:span text:style-name="T1">get_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477cm" svg:height="0.869cm" svg:x="2.827cm" svg:y="4.171cm">
          <text:p text:style-name="P1"><text:span text:style-name="T1">gen_hkl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1" draw:layer="layout" svg:width="3.997cm" svg:height="0.587cm" svg:x="4.034cm" svg:y="21.817cm">
          <text:p text:style-name="P3"><text:span text:style-name="T2">rlu_to_ustep_matri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9" draw:layer="layout" svg:width="3.477cm" svg:height="0.49cm" svg:x="4.258cm" svg:y="16.677cm">
          <text:p text:style-name="P1"><text:span text:style-name="T1">ms_load_m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0" draw:layer="layout" svg:width="3.477cm" svg:height="0.49cm" svg:x="4.239cm" svg:y="19.002cm">
          <text:p text:style-name="P1"><text:span text:style-name="T1">ms_g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2.228cm" svg:height="1.216cm" svg:x="0.923cm" svg:y="0.741cm">
          <draw:text-box>
            <text:p text:style-name="P5"><text:span text:style-name="T3">Horace – gen_hkle flow chart</text:span></text:p>
          </draw:text-box>
        </draw:frame>
        <draw:frame draw:style-name="gr5" draw:text-style-name="P7" draw:layer="layout" svg:width="10cm" svg:height="1.25cm" svg:x="9.923cm" svg:y="3.957cm">
          <draw:text-box>
            <text:p text:style-name="P7"><text:span text:style-name="T4">Check inputs are correct type, populate variables from varargin</text:span></text:p>
          </draw:text-box>
        </draw:frame>
        <draw:frame draw:style-name="gr6" draw:text-style-name="P8" draw:id="id4" draw:layer="layout" svg:width="14.66cm" svg:height="0.973cm" svg:x="0.763cm" svg:y="2.457cm">
          <draw:image xlink:href="Pictures/2000001600003945000003CEE797DEFD.svm" xlink:type="simple" xlink:show="embed" xlink:actuate="onLoad">
            <text:p text:style-name="P5"/>
          </draw:image>
        </draw:frame>
        <draw:frame draw:style-name="gr5" draw:text-style-name="P7" draw:layer="layout" svg:width="10cm" svg:height="1.25cm" svg:x="9.923cm" svg:y="5.207cm">
          <draw:text-box>
            <text:p text:style-name="P7"><text:span text:style-name="T4">Read psi, filenames and incident energies. Populate any missing incident energies.</text:span></text:p>
          </draw:text-box>
        </draw:frame>
        <draw:frame draw:style-name="gr5" draw:text-style-name="P7" draw:layer="layout" svg:width="10cm" svg:height="1.25cm" svg:x="13.923cm" svg:y="8.457cm">
          <draw:text-box>
            <text:p text:style-name="P7"><text:span text:style-name="T4">append flag is true.</text:span></text:p>
          </draw:text-box>
        </draw:frame>
        <draw:connector draw:style-name="gr7" draw:text-style-name="P8" draw:layer="layout" svg:x1="4.565cm" svg:y1="5.04cm" svg:x2="4.954cm" svg:y2="6.565cm" draw:start-shape="id1" draw:start-glue-point="2" draw:end-shape="id2" draw:end-glue-point="4">
          <text:p text:style-name="P5"/>
        </draw:connector>
        <draw:custom-shape draw:style-name="gr8" draw:text-style-name="P9" draw:id="id2" draw:layer="layout" svg:width="5.038cm" svg:height="2.527cm" svg:x="2.436cm" svg:y="6.565cm">
          <text:p text:style-name="P9"><text:span text:style-name="T4">Does binary file exist with da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7.474cm" svg:y1="7.828cm" svg:x2="11.226cm" svg:y2="7.84cm" draw:start-shape="id2" draw:start-glue-point="7" draw:end-shape="id3" draw:end-glue-point="3">
          <text:p text:style-name="P5"/>
        </draw:connector>
        <draw:frame draw:style-name="gr9" draw:text-style-name="P7" draw:layer="layout" svg:width="1.5cm" svg:height="1cm" svg:x="7.423cm" svg:y="6.957cm">
          <draw:text-box>
            <text:p text:style-name="P7"><text:span text:style-name="T4">yes</text:span></text:p>
          </draw:text-box>
        </draw:frame>
        <draw:frame draw:style-name="gr10" draw:text-style-name="P10" draw:layer="layout" svg:width="2cm" svg:height="1cm" svg:x="9.423cm" svg:y="6.957cm">
          <draw:text-box>
            <text:p text:style-name="P10"><text:span text:style-name="T5">File id</text:span></text:p>
          </draw:text-box>
        </draw:frame>
        <draw:connector draw:style-name="gr7" draw:text-style-name="P8" draw:layer="layout" svg:x1="8.093cm" svg:y1="3.43cm" svg:x2="4.565cm" svg:y2="4.171cm" draw:start-shape="id4" draw:start-glue-point="2" draw:end-shape="id1" draw:end-glue-point="0">
          <text:p text:style-name="P5"/>
        </draw:connector>
        <draw:connector draw:style-name="gr7" draw:text-style-name="P8" draw:layer="layout" svg:x1="4.954cm" svg:y1="9.092cm" svg:x2="4.966cm" svg:y2="10.664cm" draw:start-shape="id2" draw:start-glue-point="6">
          <text:p text:style-name="P5"/>
        </draw:connector>
        <draw:connector draw:style-name="gr7" draw:text-style-name="P8" draw:layer="layout" svg:x1="12.44cm" svg:y1="8.113cm" svg:x2="14.173cm" svg:y2="10.148cm" draw:start-shape="id3" draw:start-glue-point="2" draw:end-shape="id5">
          <text:p text:style-name="P5"/>
        </draw:connector>
        <draw:frame draw:style-name="gr10" draw:text-style-name="P11" draw:layer="layout" svg:width="3cm" svg:height="1cm" svg:x="10.923cm" svg:y="8.457cm">
          <draw:text-box>
            <text:p text:style-name="P11"><text:span text:style-name="T6">Data</text:span></text:p>
          </draw:text-box>
        </draw:frame>
        <draw:frame draw:style-name="gr5" draw:text-style-name="P7" draw:id="id5" draw:layer="layout" svg:width="8.5cm" svg:height="1.309cm" svg:x="9.923cm" svg:y="10.148cm">
          <draw:text-box>
            <text:p text:style-name="P12"><text:span text:style-name="T7">Data.nfiles equals data.nfiles plus the number of files about to be read.</text:span></text:p>
          </draw:text-box>
        </draw:frame>
        <draw:frame draw:style-name="gr11" draw:text-style-name="P7" draw:id="id7" draw:layer="layout" svg:width="4.5cm" svg:height="0.725cm" svg:x="2.923cm" svg:y="10.957cm">
          <draw:text-box>
            <text:p text:style-name="P7"><text:span text:style-name="T4">append flag is false</text:span></text:p>
          </draw:text-box>
        </draw:frame>
        <draw:frame draw:style-name="gr9" draw:text-style-name="P7" draw:layer="layout" svg:width="1.5cm" svg:height="1cm" svg:x="4.923cm" svg:y="8.957cm">
          <draw:text-box>
            <text:p text:style-name="P7"><text:span text:style-name="T4">no</text:span></text:p>
          </draw:text-box>
        </draw:frame>
        <draw:frame draw:style-name="gr12" draw:text-style-name="P7" draw:id="id8" draw:layer="layout" svg:width="3cm" svg:height="0.75cm" svg:x="7.923cm" svg:y="14.707cm">
          <draw:text-box>
            <text:p text:style-name="P7"><text:span text:style-name="T4">Open mslice</text:span></text:p>
          </draw:text-box>
        </draw:frame>
        <draw:custom-shape draw:style-name="gr8" draw:text-style-name="P9" draw:id="id6" draw:layer="layout" svg:width="5.038cm" svg:height="2.091cm" svg:x="2.841cm" svg:y="12.879cm">
          <text:p text:style-name="P9"><text:span text:style-name="T4">Is mslice op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14.173cm" svg:y1="11.457cm" svg:x2="5.359cm" svg:y2="12.879cm" draw:start-shape="id5" draw:start-glue-point="2" draw:end-shape="id6" draw:end-glue-point="4">
          <text:p text:style-name="P5"/>
        </draw:connector>
        <draw:connector draw:style-name="gr7" draw:text-style-name="P8" draw:layer="layout" svg:x1="5.173cm" svg:y1="11.682cm" svg:x2="5.359cm" svg:y2="12.879cm" draw:start-shape="id7" draw:start-glue-point="2" draw:end-shape="id6" draw:end-glue-point="4">
          <text:p text:style-name="P5"/>
        </draw:connector>
        <draw:connector draw:style-name="gr7" draw:text-style-name="P8" draw:layer="layout" svg:x1="7.879cm" svg:y1="13.924cm" svg:x2="9.423cm" svg:y2="14.707cm" draw:start-shape="id6" draw:start-glue-point="7" draw:end-shape="id8">
          <text:p text:style-name="P5"/>
        </draw:connector>
        <draw:frame draw:style-name="gr9" draw:text-style-name="P7" draw:layer="layout" svg:width="1.5cm" svg:height="1cm" svg:x="7.923cm" svg:y="12.957cm">
          <draw:text-box>
            <text:p text:style-name="P7"><text:span text:style-name="T4">no</text:span></text:p>
          </draw:text-box>
        </draw:frame>
        <draw:frame draw:style-name="gr9" draw:text-style-name="P7" draw:layer="layout" svg:width="1.5cm" svg:height="1cm" svg:x="3.423cm" svg:y="15.457cm">
          <draw:text-box>
            <text:p text:style-name="P7"><text:span text:style-name="T4">yes</text:span></text:p>
          </draw:text-box>
        </draw:frame>
        <draw:connector draw:style-name="gr7" draw:text-style-name="P8" draw:layer="layout" svg:x1="5.359cm" svg:y1="14.97cm" svg:x2="5.996cm" svg:y2="16.677cm" draw:start-shape="id6" draw:start-glue-point="6" draw:end-shape="id9" draw:end-glue-point="0">
          <text:p text:style-name="P5"/>
        </draw:connector>
        <draw:connector draw:style-name="gr7" draw:text-style-name="P8" draw:layer="layout" svg:x1="9.423cm" svg:y1="15.457cm" svg:x2="5.996cm" svg:y2="16.677cm" draw:start-shape="id8" draw:start-glue-point="2" draw:end-shape="id9" draw:end-glue-point="0">
          <text:p text:style-name="P5"/>
        </draw:connector>
        <draw:frame draw:style-name="gr10" draw:text-style-name="P10" draw:layer="layout" svg:width="2cm" svg:height="1cm" svg:x="6.423cm" svg:y="15.457cm">
          <draw:text-box>
            <text:p text:style-name="P10"><text:span text:style-name="T5">Msp file</text:span></text:p>
          </draw:text-box>
        </draw:frame>
        <draw:connector draw:style-name="gr7" draw:text-style-name="P8" draw:layer="layout" svg:x1="5.996cm" svg:y1="17.167cm" svg:x2="5.977cm" svg:y2="19.002cm" draw:start-shape="id9" draw:start-glue-point="2" draw:end-shape="id10" draw:end-glue-point="0">
          <text:p text:style-name="P5"/>
        </draw:connector>
        <draw:frame draw:style-name="gr10" draw:text-style-name="P10" draw:layer="layout" svg:width="2cm" svg:height="1cm" svg:x="6.423cm" svg:y="17.957cm">
          <draw:text-box>
            <text:p text:style-name="P10"><text:span text:style-name="T5">strings</text:span></text:p>
          </draw:text-box>
        </draw:frame>
        <draw:connector draw:style-name="gr7" draw:text-style-name="P8" draw:layer="layout" svg:x1="5.977cm" svg:y1="19.492cm" svg:x2="6.032cm" svg:y2="21.817cm" draw:start-shape="id10" draw:start-glue-point="2" draw:end-shape="id11" draw:end-glue-point="0">
          <text:p text:style-name="P5"/>
        </draw:connector>
        <draw:frame draw:style-name="gr13" draw:text-style-name="P11" draw:layer="layout" svg:width="4.5cm" svg:height="0.725cm" svg:x="6.423cm" svg:y="19.732cm">
          <draw:text-box>
            <text:p text:style-name="P11"><text:span text:style-name="T6">Lattice Parameters</text:span></text:p>
          </draw:text-box>
        </draw:frame>
        <draw:frame draw:style-name="gr10" draw:text-style-name="P10" draw:layer="layout" svg:width="6.5cm" svg:height="1cm" svg:x="6.423cm" svg:y="20.957cm">
          <draw:text-box>
            <text:p text:style-name="P10"><text:span text:style-name="T5">Lattice params, projection axes</text:span></text:p>
          </draw:text-box>
        </draw:frame>
        <draw:custom-shape draw:style-name="gr8" draw:text-style-name="P9" draw:id="id12" draw:layer="layout" svg:width="5.759cm" svg:height="2.089cm" svg:x="3.141cm" svg:y="24.122cm">
          <text:p text:style-name="P9"><text:span text:style-name="T4">Were all 3 proj axe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6.032cm" svg:y1="22.404cm" svg:x2="6.02cm" svg:y2="24.122cm" draw:start-shape="id11" draw:start-glue-point="2" draw:end-shape="id12" draw:end-glue-point="4">
          <text:p text:style-name="P5"/>
        </draw:connector>
        <draw:frame draw:style-name="gr13" draw:text-style-name="P11" draw:layer="layout" svg:width="4.5cm" svg:height="1.199cm" svg:x="6.423cm" svg:y="22.758cm">
          <draw:text-box>
            <text:p text:style-name="P11"><text:span text:style-name="T6">u_to_rlu, rlu_to_ustep</text:span></text:p>
          </draw:text-box>
        </draw:frame>
        <draw:frame draw:style-name="gr12" draw:text-style-name="P13" draw:id="id13" draw:layer="layout" svg:width="5cm" svg:height="0.782cm" svg:x="12.923cm" svg:y="24.675cm">
          <draw:text-box>
            <text:p text:style-name="P12"><text:span text:style-name="T7">Get 3</text:span><text:span text:style-name="T8">rd</text:span><text:span text:style-name="T7"> from u_to_rlu</text:span></text:p>
          </draw:text-box>
        </draw:frame>
        <draw:frame draw:style-name="gr5" draw:text-style-name="P7" draw:id="id14" draw:layer="layout" svg:width="7cm" svg:height="1.309cm" svg:x="9.923cm" svg:y="26.148cm">
          <draw:text-box>
            <text:p text:style-name="P12"><text:span text:style-name="T7">Check axes are orthogonal using rlu_to_ustep</text:span></text:p>
          </draw:text-box>
        </draw:frame>
        <draw:connector draw:style-name="gr7" draw:text-style-name="P8" draw:layer="layout" svg:x1="8.9cm" svg:y1="25.166cm" svg:x2="12.923cm" svg:y2="25.066cm" draw:start-shape="id12" draw:start-glue-point="7" draw:end-shape="id13" draw:end-glue-point="3">
          <text:p text:style-name="P5"/>
        </draw:connector>
        <draw:connector draw:style-name="gr7" draw:text-style-name="P8" draw:layer="layout" svg:x1="6.02cm" svg:y1="26.211cm" svg:x2="9.923cm" svg:y2="26.802cm" draw:start-shape="id12" draw:start-glue-point="6" draw:end-shape="id14">
          <text:p text:style-name="P5"/>
        </draw:connector>
        <draw:frame draw:style-name="gr9" draw:text-style-name="P7" draw:layer="layout" svg:width="1.5cm" svg:height="1cm" svg:x="8.923cm" svg:y="24.457cm">
          <draw:text-box>
            <text:p text:style-name="P7"><text:span text:style-name="T4">no</text:span></text:p>
          </draw:text-box>
        </draw:frame>
        <draw:frame draw:style-name="gr9" draw:text-style-name="P7" draw:layer="layout" svg:width="1.5cm" svg:height="1cm" svg:x="4.923cm" svg:y="26.457cm">
          <draw:text-box>
            <text:p text:style-name="P7"><text:span text:style-name="T4">yes</text:span></text:p>
          </draw:text-box>
        </draw:frame>
        <draw:frame draw:style-name="gr13" draw:text-style-name="P11" draw:layer="layout" svg:width="4.5cm" svg:height="0.725cm" svg:x="6.423cm" svg:y="17.232cm">
          <draw:text-box>
            <text:p text:style-name="P11"><text:span text:style-name="T6">No outputs</text:span></text:p>
          </draw:text-box>
        </draw:frame>
        <draw:connector draw:style-name="gr7" draw:text-style-name="P8" draw:id="id15" draw:layer="layout" svg:x1="17.923cm" svg:y1="25.066cm" svg:x2="18.765cm" svg:y2="28.86cm" draw:start-shape="id13" draw:start-glue-point="1">
          <text:p text:style-name="P5"/>
        </draw:connector>
        <draw:connector draw:style-name="gr7" draw:text-style-name="P8" draw:layer="layout" draw:line-skew="-1.567cm" svg:x1="16.923cm" svg:y1="26.802cm" svg:x2="18.594cm" svg:y2="26.963cm" draw:start-shape="id14" draw:start-glue-point="1" draw:end-shape="id15" draw:end-glue-point="0">
          <text:p text:style-name="P5"/>
        </draw:connector>
        <draw:frame draw:style-name="gr12" draw:text-style-name="P7" draw:layer="layout" svg:width="6.5cm" svg:height="0.75cm" svg:x="12.086cm" svg:y="16.707cm">
          <draw:text-box>
            <text:p text:style-name="P7"><text:span text:style-name="T4">Load the msp file into mslice</text:span></text:p>
          </draw:text-box>
        </draw:frame>
        <draw:frame draw:style-name="gr12" draw:text-style-name="P7" draw:layer="layout" svg:width="6.5cm" svg:height="1.199cm" svg:x="11.923cm" svg:y="18.457cm">
          <draw:text-box>
            <text:p text:style-name="P7"><text:span text:style-name="T4">Get lattice parameters from msp file using mslice</text:span></text:p>
          </draw:text-box>
        </draw:frame>
        <draw:frame draw:style-name="gr12" draw:text-style-name="P7" draw:layer="layout" svg:width="6.5cm" svg:height="0.75cm" svg:x="12.423cm" svg:y="22.457cm">
          <draw:text-box>
            <text:p text:style-name="P7"><text:span text:style-name="T4">Check projection axes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3" draw:text-style-name="P2" draw:id="id24" draw:layer="layout" svg:width="3.477cm" svg:height="0.49cm" svg:x="2.968cm" svg:y="21.665cm">
          <text:p text:style-name="P1"><text:span text:style-name="T1">ms_load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26" draw:layer="layout" svg:width="3.477cm" svg:height="0.571cm" svg:x="12.146cm" svg:y="21.608cm">
          <text:p text:style-name="P1"><text:span text:style-name="T1">fromwind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83cm" svg:height="0.686cm" svg:x="13.381cm" svg:y="30.223cm">
          <text:p text:style-name="P1"><text:span text:style-name="T1">write_grid_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98cm" svg:height="0.678cm" svg:x="16.511cm" svg:y="31.547cm">
          <text:p text:style-name="P1"><text:span text:style-name="T1">genie_put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6" draw:layer="layout" svg:width="3.477cm" svg:height="0.49cm" svg:x="2.195cm" svg:y="4.589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5.145cm" svg:height="1.216cm" svg:x="0.924cm" svg:y="0.741cm">
          <draw:text-box>
            <text:p text:style-name="P5"><text:span text:style-name="T3">Horace – gen_hkle flow chart page 2</text:span></text:p>
          </draw:text-box>
        </draw:frame>
        <draw:connector draw:style-name="gr7" draw:text-style-name="P8" draw:layer="layout" svg:x1="3.745cm" svg:y1="3.053cm" svg:x2="3.933cm" svg:y2="4.589cm" draw:end-shape="id16" draw:end-glue-point="0">
          <text:p text:style-name="P5"/>
        </draw:connector>
        <draw:custom-shape draw:style-name="gr3" draw:text-style-name="P2" draw:id="id23" draw:layer="layout" svg:width="3.477cm" svg:height="0.49cm" svg:x="2.945cm" svg:y="20.304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id="id18" draw:layer="layout" svg:width="8.5cm" svg:height="1.25cm" svg:x="8.423cm" svg:y="8.707cm">
          <draw:text-box>
            <text:p text:style-name="P12"><text:span text:style-name="T7">Generate labels from projection axes</text:span></text:p>
          </draw:text-box>
        </draw:frame>
        <draw:frame draw:style-name="gr13" draw:text-style-name="P11" draw:layer="layout" svg:width="4.5cm" svg:height="0.725cm" svg:x="4.923cm" svg:y="5.457cm">
          <draw:text-box>
            <text:p text:style-name="P11"><text:span text:style-name="T6">No outputs</text:span></text:p>
          </draw:text-box>
        </draw:frame>
        <draw:frame draw:style-name="gr13" draw:text-style-name="P10" draw:layer="layout" svg:width="4cm" svg:height="0.725cm" svg:x="3.923cm" svg:y="3.732cm">
          <draw:text-box>
            <text:p text:style-name="P10"><text:span text:style-name="T5">Projection axes</text:span></text:p>
          </draw:text-box>
        </draw:frame>
        <draw:custom-shape draw:style-name="gr8" draw:text-style-name="P9" draw:id="id17" draw:layer="layout" svg:width="5.038cm" svg:height="2.091cm" svg:x="1.852cm" svg:y="7.122cm">
          <text:p text:style-name="P9"><text:span text:style-name="T4">Were label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3.933cm" svg:y1="5.079cm" svg:x2="4.37cm" svg:y2="7.122cm" draw:start-shape="id16" draw:start-glue-point="2" draw:end-shape="id17" draw:end-glue-point="4">
          <text:p text:style-name="P5"/>
        </draw:connector>
        <draw:connector draw:style-name="gr7" draw:text-style-name="P8" draw:layer="layout" svg:x1="6.89cm" svg:y1="8.167cm" svg:x2="8.423cm" svg:y2="9.332cm" draw:start-shape="id17" draw:start-glue-point="7" draw:end-shape="id18" draw:end-glue-point="3">
          <text:p text:style-name="P5"/>
        </draw:connector>
        <draw:connector draw:style-name="gr7" draw:text-style-name="P8" draw:layer="layout" svg:x1="4.37cm" svg:y1="9.213cm" svg:x2="4.351cm" svg:y2="11.147cm" draw:start-shape="id17" draw:start-glue-point="6" draw:end-shape="id19" draw:end-glue-point="0">
          <text:p text:style-name="P5"/>
        </draw:connector>
        <draw:custom-shape draw:style-name="gr3" draw:text-style-name="P2" draw:id="id19" draw:layer="layout" svg:width="3.477cm" svg:height="0.49cm" svg:x="2.613cm" svg:y="11.147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4cm" svg:height="0.725cm" svg:x="5.423cm" svg:y="10.457cm">
          <draw:text-box>
            <text:p text:style-name="P10"><text:span text:style-name="T5">Labels</text:span></text:p>
          </draw:text-box>
        </draw:frame>
        <draw:connector draw:style-name="gr7" draw:text-style-name="P8" draw:layer="layout" svg:x1="12.673cm" svg:y1="9.957cm" svg:x2="6.09cm" svg:y2="11.392cm" draw:start-shape="id18" draw:start-glue-point="2" draw:end-shape="id19" draw:end-glue-point="1">
          <text:p text:style-name="P5"/>
        </draw:connector>
        <draw:frame draw:style-name="gr13" draw:text-style-name="P11" draw:layer="layout" svg:width="4.5cm" svg:height="0.725cm" svg:x="4.923cm" svg:y="11.957cm">
          <draw:text-box>
            <text:p text:style-name="P11"><text:span text:style-name="T6">No outputs</text:span></text:p>
          </draw:text-box>
        </draw:frame>
        <draw:custom-shape draw:style-name="gr8" draw:text-style-name="P9" draw:id="id20" draw:layer="layout" svg:width="6.601cm" svg:height="0.871cm" svg:x="1.033cm" svg:y="13.621cm">
          <text:p text:style-name="P9"><text:span text:style-name="T4">Until end of fi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8" draw:layer="layout" svg:x1="4.351cm" svg:y1="11.637cm" svg:x2="4.333cm" svg:y2="13.621cm" draw:start-shape="id19" draw:start-glue-point="2" draw:end-shape="id20" draw:end-glue-point="5">
          <text:p text:style-name="P5"/>
        </draw:connector>
        <draw:custom-shape draw:style-name="gr8" draw:text-style-name="P9" draw:id="id21" draw:layer="layout" svg:width="7.341cm" svg:height="2.091cm" svg:x="0.451cm" svg:y="16.484cm">
          <text:p text:style-name="P9"><text:span text:style-name="T4">Were incident energies give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5" draw:layer="layout" svg:width="4.5cm" svg:height="1cm" svg:x="9.423cm" svg:y="16.457cm">
          <draw:text-box>
            <text:p text:style-name="P14"><text:span text:style-name="T9">incident_energy(i)</text:span></text:p>
          </draw:text-box>
        </draw:frame>
        <draw:connector draw:style-name="gr7" draw:text-style-name="P8" draw:layer="layout" svg:x1="4.333cm" svg:y1="14.492cm" svg:x2="4.12cm" svg:y2="16.484cm" draw:start-shape="id20" draw:start-glue-point="8" draw:end-shape="id21" draw:end-glue-point="4">
          <text:p text:style-name="P5"/>
        </draw:connector>
        <draw:frame draw:style-name="gr5" draw:text-style-name="P7" draw:layer="layout" svg:width="8.5cm" svg:height="1.25cm" svg:x="4.423cm" svg:y="14.707cm">
          <draw:text-box>
            <text:p text:style-name="P12"><text:span text:style-name="T7">i = i + 1</text:span></text:p>
          </draw:text-box>
        </draw:frame>
        <draw:custom-shape draw:style-name="gr3" draw:text-style-name="P2" draw:id="id22" draw:layer="layout" svg:width="3.477cm" svg:height="0.49cm" svg:x="11.17cm" svg:y="17.309cm">
          <text:p text:style-name="P1"><text:span text:style-name="T1">ms_set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7.79cm" svg:y1="17.529cm" svg:x2="11.17cm" svg:y2="17.554cm" draw:start-shape="id21" draw:start-glue-point="7" draw:end-shape="id22" draw:end-glue-point="3">
          <text:p text:style-name="P5"/>
        </draw:connector>
        <draw:frame draw:style-name="gr9" draw:text-style-name="P13" draw:layer="layout" svg:width="1.5cm" svg:height="1cm" svg:x="4.423cm" svg:y="9.457cm">
          <draw:text-box>
            <text:p text:style-name="P12"><text:span text:style-name="T7">yes</text:span></text:p>
          </draw:text-box>
        </draw:frame>
        <draw:frame draw:style-name="gr9" draw:text-style-name="P13" draw:layer="layout" svg:width="1.5cm" svg:height="1cm" svg:x="6.923cm" svg:y="7.457cm">
          <draw:text-box>
            <text:p text:style-name="P12"><text:span text:style-name="T7">no</text:span></text:p>
          </draw:text-box>
        </draw:frame>
        <draw:frame draw:style-name="gr9" draw:text-style-name="P13" draw:layer="layout" svg:width="1.5cm" svg:height="1cm" svg:x="4.423cm" svg:y="18.457cm">
          <draw:text-box>
            <text:p text:style-name="P12"><text:span text:style-name="T7">no</text:span></text:p>
          </draw:text-box>
        </draw:frame>
        <draw:frame draw:style-name="gr9" draw:text-style-name="P13" draw:layer="layout" svg:width="1.5cm" svg:height="1cm" svg:x="7.923cm" svg:y="17.457cm">
          <draw:text-box>
            <text:p text:style-name="P12"><text:span text:style-name="T7">yes</text:span></text:p>
          </draw:text-box>
        </draw:frame>
        <draw:frame draw:style-name="gr9" draw:text-style-name="P15" draw:layer="layout" svg:width="4.5cm" svg:height="1.309cm" svg:x="5.923cm" svg:y="19.148cm">
          <draw:text-box>
            <text:p text:style-name="P14"><text:span text:style-name="T9">filename(i), file_path, psi(i)</text:span></text:p>
          </draw:text-box>
        </draw:frame>
        <draw:custom-shape draw:style-name="gr3" draw:text-style-name="P2" draw:id="id25" draw:layer="layout" svg:width="3.477cm" svg:height="0.49cm" svg:x="7.662cm" svg:y="21.647cm">
          <text:p text:style-name="P1"><text:span text:style-name="T1">ms_calc_pro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4.12cm" svg:y1="18.575cm" svg:x2="4.683cm" svg:y2="20.304cm" draw:start-shape="id21" draw:start-glue-point="6" draw:end-shape="id23" draw:end-glue-point="0">
          <text:p text:style-name="P5"/>
        </draw:connector>
        <draw:connector draw:style-name="gr7" draw:text-style-name="P8" draw:layer="layout" svg:x1="4.683cm" svg:y1="20.794cm" svg:x2="4.706cm" svg:y2="21.665cm" draw:start-shape="id23" draw:start-glue-point="2" draw:end-shape="id24" draw:end-glue-point="0">
          <text:p text:style-name="P5"/>
        </draw:connector>
        <draw:connector draw:style-name="gr7" draw:text-style-name="P8" draw:layer="layout" svg:x1="6.445cm" svg:y1="21.91cm" svg:x2="7.662cm" svg:y2="21.892cm" draw:start-shape="id24" draw:start-glue-point="1" draw:end-shape="id25" draw:end-glue-point="3">
          <text:p text:style-name="P5"/>
        </draw:connector>
        <draw:connector draw:style-name="gr7" draw:text-style-name="P8" draw:layer="layout" svg:x1="11.139cm" svg:y1="21.892cm" svg:x2="12.146cm" svg:y2="21.893cm" draw:start-shape="id25" draw:start-glue-point="1" draw:end-shape="id26" draw:end-glue-point="3">
          <text:p text:style-name="P5"/>
        </draw:connector>
        <draw:custom-shape draw:style-name="gr8" draw:text-style-name="P9" draw:id="id27" draw:layer="layout" svg:width="6.043cm" svg:height="1.774cm" svg:x="1.819cm" svg:y="23.461cm">
          <text:p text:style-name="P9"><text:span text:style-name="T4">Is i 1 AND NOT ap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svg:x1="13.884cm" svg:y1="22.179cm" svg:x2="4.84cm" svg:y2="23.461cm" draw:start-shape="id26" draw:start-glue-point="2" draw:end-shape="id27" draw:end-glue-point="4">
          <text:p text:style-name="P5"/>
        </draw:connector>
        <draw:frame draw:style-name="gr9" draw:text-style-name="P13" draw:id="id28" draw:layer="layout" svg:width="8.5cm" svg:height="1cm" svg:x="9.923cm" svg:y="23.857cm">
          <draw:text-box>
            <text:p text:style-name="P12"><text:span text:style-name="T7">Write header information at top of file.</text:span></text:p>
          </draw:text-box>
        </draw:frame>
        <draw:connector draw:style-name="gr7" draw:text-style-name="P8" draw:layer="layout" svg:x1="7.862cm" svg:y1="24.347cm" svg:x2="9.923cm" svg:y2="24.357cm" draw:start-shape="id27" draw:start-glue-point="7" draw:end-shape="id28">
          <text:p text:style-name="P5"/>
        </draw:connector>
        <draw:connector draw:style-name="gr7" draw:text-style-name="P8" draw:id="id29" draw:layer="layout" svg:x1="4.84cm" svg:y1="25.235cm" svg:x2="7.978cm" svg:y2="28.615cm" draw:start-shape="id27" draw:start-glue-point="6">
          <text:p text:style-name="P5"/>
        </draw:connector>
        <draw:connector draw:style-name="gr7" draw:text-style-name="P8" draw:layer="layout" draw:line-skew="-3.383cm" svg:x1="14.173cm" svg:y1="24.857cm" svg:x2="6.409cm" svg:y2="27.176cm" draw:start-shape="id28" draw:start-glue-point="2" draw:end-shape="id29" draw:end-glue-point="0">
          <text:p text:style-name="P5"/>
        </draw:connector>
        <draw:frame draw:style-name="gr9" draw:text-style-name="P13" draw:layer="layout" svg:width="1.5cm" svg:height="1cm" svg:x="7.423cm" svg:y="23.457cm">
          <draw:text-box>
            <text:p text:style-name="P12"><text:span text:style-name="T7">yes</text:span></text:p>
          </draw:text-box>
        </draw:frame>
        <draw:frame draw:style-name="gr9" draw:text-style-name="P13" draw:layer="layout" svg:width="1.5cm" svg:height="1cm" svg:x="3.923cm" svg:y="25.457cm">
          <draw:text-box>
            <text:p text:style-name="P12"><text:span text:style-name="T7">no</text:span></text:p>
          </draw:text-box>
        </draw:frame>
        <draw:frame draw:style-name="gr13" draw:text-style-name="P11" draw:layer="layout" svg:width="4.5cm" svg:height="0.725cm" svg:x="13.923cm" svg:y="22.732cm">
          <draw:text-box>
            <text:p text:style-name="P11"><text:span text:style-name="T6">Data</text:span></text:p>
          </draw:text-box>
        </draw:frame>
        <draw:connector draw:style-name="gr7" draw:text-style-name="P8" draw:layer="layout" svg:x1="12.908cm" svg:y1="17.799cm" svg:x2="6.422cm" svg:y2="20.549cm" draw:start-shape="id22" draw:start-glue-point="2" draw:end-shape="id23" draw:end-glue-point="1">
          <text:p text:style-name="P5"/>
        </draw:connector>
        <draw:connector draw:style-name="gr7" draw:text-style-name="P8" draw:layer="layout" draw:line-skew="5.709cm" svg:x1="19.294cm" svg:y1="29.104cm" svg:x2="7.634cm" svg:y2="14.056cm" draw:end-shape="id20" draw:end-glue-point="1">
          <text:p text:style-name="P5"/>
        </draw:connector>
      </draw:page>
      <draw:page draw:name="page3" draw:style-name="dp1" draw:master-page-name="Default">
        <office:forms form:automatic-focus="false" form:apply-design-mode="false"/>
        <draw:frame draw:style-name="gr4" draw:text-style-name="P6" draw:layer="layout" svg:width="15.145cm" svg:height="1.216cm" svg:x="0.924cm" svg:y="0.741cm">
          <draw:text-box>
            <text:p text:style-name="P5"><text:span text:style-name="T3">Horace – gen_hkle flow chart page 3</text:span></text:p>
          </draw:text-box>
        </draw:frame>
        <draw:frame draw:style-name="gr11" draw:text-style-name="P13" draw:id="id32" draw:layer="layout" svg:width="5.5cm" svg:height="1.309cm" svg:x="1.423cm" svg:y="3.457cm">
          <draw:text-box>
            <text:p text:style-name="P12"><text:span text:style-name="T7">Write data.v, signal and error data</text:span></text:p>
          </draw:text-box>
        </draw:frame>
        <draw:custom-shape draw:style-name="gr1" draw:text-style-name="P4" draw:id="id31" draw:layer="layout" svg:width="3.997cm" svg:height="0.634cm" svg:x="1.4cm" svg:y="12.027cm">
          <text:p text:style-name="P3"><text:span text:style-name="T2">write_header</text:span></text:p>
          <draw:enhanced-geometry svg:viewBox="0 0 21600 21600" draw:mirror-vertical="false" draw:type="rectangle" draw:enhanced-path="M 0 0 L 21600 0 21600 21600 0 21600 0 0 Z N"/>
        </draw:custom-shape>
        <draw:connector draw:style-name="gr7" draw:text-style-name="P8" draw:layer="layout" svg:x1="4.173cm" svg:y1="8.237cm" svg:x2="3.398cm" svg:y2="12.027cm" draw:start-shape="id30" draw:end-shape="id31" draw:end-glue-point="0">
          <text:p text:style-name="P5"/>
        </draw:connector>
        <draw:frame draw:style-name="gr9" draw:text-style-name="P15" draw:layer="layout" svg:width="4.5cm" svg:height="1cm" svg:x="3.423cm" svg:y="10.957cm">
          <draw:text-box>
            <text:p text:style-name="P14"><text:span text:style-name="T9">Data, file id</text:span></text:p>
          </draw:text-box>
        </draw:frame>
        <draw:frame draw:style-name="gr12" draw:text-style-name="P13" draw:id="id30" draw:layer="layout" svg:width="6.5cm" svg:height="0.78cm" svg:x="0.923cm" svg:y="7.457cm">
          <draw:text-box>
            <text:p text:style-name="P12"><text:span text:style-name="T7">Update information for header</text:span></text:p>
          </draw:text-box>
        </draw:frame>
        <draw:connector draw:style-name="gr7" draw:text-style-name="P8" draw:layer="layout" svg:x1="4.173cm" svg:y1="4.766cm" svg:x2="4.173cm" svg:y2="7.457cm" draw:start-shape="id32" draw:start-glue-point="2" draw:end-shape="id30">
          <text:p text:style-name="P5"/>
        </draw:connector>
        <draw:connector draw:style-name="gr7" draw:text-style-name="P8" draw:layer="layout" draw:line-skew="3.021cm" svg:x1="7.423cm" svg:y1="7.847cm" svg:x2="13.881cm" svg:y2="4.03cm" draw:start-shape="id30" draw:start-glue-point="1">
          <text:p text:style-name="P5"/>
        </draw:connector>
        <draw:frame draw:style-name="gr12" draw:text-style-name="P13" draw:id="id33" draw:layer="layout" svg:width="2.5cm" svg:height="0.78cm" svg:x="2.423cm" svg:y="14.677cm">
          <draw:text-box>
            <text:p text:style-name="P12"><text:span text:style-name="T7">Close file</text:span></text:p>
          </draw:text-box>
        </draw:frame>
        <draw:connector draw:style-name="gr7" draw:text-style-name="P8" draw:layer="layout" svg:x1="3.398cm" svg:y1="12.661cm" svg:x2="3.673cm" svg:y2="14.677cm" draw:start-shape="id31" draw:start-glue-point="2" draw:end-shape="id33" draw:end-glue-point="0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GB" style:font-size-asian="21.2000007629395pt" style:language-asian="en" style:country-asian="GB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457cm" fo:margin-bottom="0.491cm" fo:margin-left="0.423cm" fo:margin-right="0.454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Dean Whittaker</meta:initial-creator>
    <meta:creation-date>2007-06-20T08:43:43</meta:creation-date>
    <dc:creator>Dean Whittaker</dc:creator>
    <dc:date>2007-06-20T11:42:58</dc:date>
    <meta:printed-by>Dean Whittaker</meta:printed-by>
    <meta:print-date>2007-06-20T11:20:14</meta:print-date>
    <dc:language>en-US</dc:language>
    <meta:editing-cycles>7</meta:editing-cycles>
    <meta:editing-duration>PT2H59M15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